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b6" officeooo:paragraph-rsid="001c7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table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1:30:41.482000088</meta:creation-date>
    <dc:date>2025-05-02T21:31:13.622803246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24.2.7.2$Linux_X86_64 LibreOffice_project/420$Build-2</meta:generator>
  </office:meta>
</office:document-meta>
</file>